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783cm" fo:min-width="18.42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116cm" fo:min-width="4.707cm" draw:shadow="hidden" draw:shadow-offset-x="0.2cm" draw:shadow-offset-y="0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91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3.564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56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3.691cm" draw:shadow="hidden" draw:shadow-offset-x="0.2cm" draw:shadow-offset-y="0.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en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0.033cm" svg:x="4.318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7.366cm" svg:x="9.271cm" svg:y="2.92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2">MEMORY</text:span></text:p>
          <text:p text:style-name="P2"><text:span text:style-name="T2">GAM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81cm" svg:y1="3.864cm" svg:x2="9.271cm" svg:y2="3.864cm">
          <text:p/>
        </draw:line>
        <draw:line draw:style-name="gr3" draw:text-style-name="P4" draw:layer="layout" svg:x1="3.81cm" svg:y1="4.985cm" svg:x2="9.271cm" svg:y2="4.985cm">
          <text:p/>
        </draw:line>
        <draw:line draw:style-name="gr3" draw:text-style-name="P4" draw:layer="layout" svg:x1="20.193cm" svg:y1="5.334cm" svg:x2="24.003cm" svg:y2="5.334cm">
          <text:p/>
        </draw:line>
        <draw:line draw:style-name="gr3" draw:text-style-name="P4" draw:layer="layout" svg:x1="20.193cm" svg:y1="7.747cm" svg:x2="24.003cm" svg:y2="7.747cm">
          <text:p/>
        </draw:line>
        <draw:frame draw:style-name="gr4" draw:text-style-name="P5" draw:layer="layout" svg:width="2.286cm" svg:height="1.016cm" svg:x="20.574cm" svg:y="1.27cm">
          <draw:text-box>
            <text:p>FPGA</text:p>
          </draw:text-box>
        </draw:frame>
        <draw:line draw:style-name="gr3" draw:text-style-name="P4" draw:layer="layout" svg:x1="7.747cm" svg:y1="9.144cm" svg:x2="9.271cm" svg:y2="9.144cm">
          <text:p/>
        </draw:line>
        <draw:frame draw:style-name="gr5" draw:text-style-name="P5" draw:layer="layout" svg:width="1.016cm" svg:height="1.165cm" svg:x="21.844cm" svg:y="4.445cm">
          <draw:text-box>
            <text:p>4</text:p>
          </draw:text-box>
        </draw:frame>
        <draw:line draw:style-name="gr6" draw:text-style-name="P4" draw:layer="layout" svg:x1="6.858cm" svg:y1="4.731cm" svg:x2="6.477cm" svg:y2="5.239cm">
          <text:p/>
        </draw:line>
        <draw:line draw:style-name="gr6" draw:text-style-name="P4" draw:layer="layout" svg:x1="6.985cm" svg:y1="3.61cm" svg:x2="6.604cm" svg:y2="4.118cm">
          <text:p/>
        </draw:line>
        <draw:line draw:style-name="gr6" draw:text-style-name="P4" draw:layer="layout" svg:x1="7.747cm" svg:y1="9.144cm" svg:x2="3.81cm" svg:y2="9.144cm">
          <text:p/>
        </draw:line>
        <draw:line draw:style-name="gr6" draw:text-style-name="P4" draw:layer="layout" svg:x1="22.733cm" svg:y1="7.493cm" svg:x2="22.352cm" svg:y2="8.001cm">
          <text:p/>
        </draw:line>
        <draw:line draw:style-name="gr6" draw:text-style-name="P4" draw:layer="layout" svg:x1="22.733cm" svg:y1="5.08cm" svg:x2="22.352cm" svg:y2="5.588cm">
          <text:p/>
        </draw:line>
        <draw:custom-shape draw:style-name="gr7" draw:text-style-name="P1" draw:layer="layout" svg:width="4.064cm" svg:height="2.032cm" svg:x="9.906cm" svg:y="3.302cm">
          <text:p text:style-name="P2">PicoVersat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397cm" svg:height="0.962cm" svg:x="21.59cm" svg:y="6.858cm">
          <draw:text-box>
            <text:p>12</text:p>
          </draw:text-box>
        </draw:frame>
        <draw:frame draw:style-name="gr9" draw:text-style-name="P5" draw:layer="layout" svg:width="1.016cm" svg:height="1.143cm" svg:x="6.096cm" svg:y="4.118cm">
          <draw:text-box>
            <text:p>4</text:p>
          </draw:text-box>
        </draw:frame>
        <draw:frame draw:style-name="gr5" draw:text-style-name="P5" draw:layer="layout" svg:width="1.016cm" svg:height="1.165cm" svg:x="6.096cm" svg:y="2.975cm">
          <draw:text-box>
            <text:p>4</text:p>
          </draw:text-box>
        </draw:frame>
        <draw:frame draw:style-name="gr4" draw:text-style-name="P5" draw:layer="layout" svg:width="2.286cm" svg:height="1.016cm" svg:x="24.003cm" svg:y="4.826cm">
          <draw:text-box>
            <text:p>LEDS</text:p>
          </draw:text-box>
        </draw:frame>
        <draw:frame draw:style-name="gr8" draw:text-style-name="P5" draw:layer="layout" svg:width="3.175cm" svg:height="0.962cm" svg:x="24.003cm" svg:y="7.239cm">
          <draw:text-box>
            <text:p>DISPLAY</text:p>
          </draw:text-box>
        </draw:frame>
        <draw:line draw:style-name="gr6" draw:text-style-name="P4" draw:layer="layout" svg:x1="11.938cm" svg:y1="1.651cm" svg:x2="3.81cm" svg:y2="1.651cm">
          <text:p/>
        </draw:line>
        <draw:line draw:style-name="gr3" draw:text-style-name="P4" draw:layer="layout" svg:x1="11.938cm" svg:y1="1.651cm" svg:x2="11.938cm" svg:y2="2.921cm">
          <text:p/>
        </draw:line>
        <draw:frame draw:style-name="gr8" draw:text-style-name="P5" draw:layer="layout" svg:width="2.159cm" svg:height="0.962cm" svg:x="2.159cm" svg:y="8.69cm">
          <draw:text-box>
            <text:p>CLK</text:p>
          </draw:text-box>
        </draw:frame>
        <draw:frame draw:style-name="gr8" draw:text-style-name="P5" draw:layer="layout" svg:width="3.81cm" svg:height="0.962cm" svg:x="0.254cm" svg:y="4.499cm">
          <draw:text-box>
            <text:p>BUTTONS</text:p>
          </draw:text-box>
        </draw:frame>
        <draw:frame draw:style-name="gr8" draw:text-style-name="P5" draw:layer="layout" svg:width="4.064cm" svg:height="0.962cm" svg:x="0.046cm" svg:y="3.41cm">
          <draw:text-box>
            <text:p>SWITCHES</text:p>
          </draw:text-box>
        </draw:frame>
        <draw:frame draw:style-name="gr8" draw:text-style-name="P5" draw:layer="layout" svg:width="1.905cm" svg:height="0.962cm" svg:x="2.032cm" svg:y="1.397cm">
          <draw:text-box>
            <text:p>RST</text:p>
          </draw:text-box>
        </draw:frame>
        <draw:custom-shape draw:style-name="gr10" draw:text-style-name="P1" draw:layer="layout" svg:width="4.064cm" svg:height="1.651cm" svg:x="9.906cm" svg:y="6.604cm">
          <text:p text:style-name="P2">LFSR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1.938cm" svg:y1="6.604cm" svg:x2="11.938cm" svg:y2="5.334cm">
          <text:p/>
        </draw:line>
        <draw:custom-shape draw:style-name="gr11" draw:text-style-name="P3" draw:layer="layout" svg:width="4.191cm" svg:height="2.286cm" svg:x="16.383cm" svg:y="4.19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LEDS</text:span></text:p>
          <text:p text:style-name="P2"><text:span text:style-name="T2">INTERFAC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191cm" svg:height="2.286cm" svg:x="16.383cm" svg:y="6.731cm">
          <text:p text:style-name="P2"><text:span text:style-name="T1"/></text:p>
          <text:p text:style-name="P7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DISPLAY</text:span></text:p>
          <text:p text:style-name="P2"><text:span text:style-name="T2">INTERFAC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478cm" svg:y1="5.461cm" svg:x2="16.383cm" svg:y2="5.461cm">
          <text:p/>
        </draw:line>
        <draw:line draw:style-name="gr3" draw:text-style-name="P4" draw:layer="layout" svg:x1="14.478cm" svg:y1="7.874cm" svg:x2="16.383cm" svg:y2="7.874cm">
          <text:p/>
        </draw:line>
        <draw:line draw:style-name="gr6" draw:text-style-name="P4" draw:layer="layout" svg:x1="12.065cm" svg:y1="5.969cm" svg:x2="11.811cm" svg:y2="6.35cm">
          <text:p/>
        </draw:line>
        <draw:frame draw:style-name="gr9" draw:text-style-name="P5" draw:layer="layout" svg:width="1.016cm" svg:height="1.143cm" svg:x="11.938cm" svg:y="5.715cm">
          <draw:text-box>
            <text:p>3</text:p>
          </draw:text-box>
        </draw:frame>
        <draw:line draw:style-name="gr6" draw:text-style-name="P4" draw:layer="layout" svg:x1="9.906cm" svg:y1="9.144cm" svg:x2="9.271cm" svg:y2="8.763cm">
          <text:p/>
        </draw:line>
        <draw:line draw:style-name="gr6" draw:text-style-name="P4" draw:layer="layout" svg:x1="9.907cm" svg:y1="9.145cm" svg:x2="9.271cm" svg:y2="9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20-01-28T13:05:44.783921726</dc:date>
    <meta:editing-duration>PT4H8M35S</meta:editing-duration>
    <meta:editing-cycles>44</meta:editing-cycles>
    <meta:generator>LibreOffice/6.0.7.3$Linux_X86_64 LibreOffice_project/00m0$Build-3</meta:generator>
    <meta:document-statistic meta:object-count="36"/>
  </office:meta>
</office:document-meta>
</file>